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3cm" svg:height="0.306cm" svg:x="4.867cm" svg:y="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cm" svg:height="0.306cm" svg:x="4.884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34cm" svg:y1="3.891cm" svg:x2="5.017cm" svg:y2="3.153cm" draw:start-shape="id1" draw:start-glue-point="4" draw:end-shape="id2" draw:end-glue-point="8" svg:d="M5034 3891l-17-738" svg:viewBox="0 0 18 739">
          <text:p/>
        </draw:connector>
        <draw:connector draw:style-name="gr2" draw:text-style-name="P2" draw:layer="layout" draw:type="line" svg:x1="4.028cm" svg:y1="3.891cm" svg:x2="5.017cm" svg:y2="3.153cm" draw:start-shape="id3" draw:start-glue-point="4" draw:end-shape="id2" draw:end-glue-point="8" svg:d="M4028 3891l989-738" svg:viewBox="0 0 990 739">
          <text:p/>
        </draw:connector>
        <draw:connector draw:style-name="gr2" draw:text-style-name="P2" draw:layer="layout" draw:type="line" svg:x1="5.017cm" svg:y1="3.153cm" svg:x2="6.027cm" svg:y2="3.876cm" draw:start-shape="id2" draw:start-glue-point="8" draw:end-shape="id4" draw:end-glue-point="4" svg:d="M5017 3153l1010 723" svg:viewBox="0 0 1011 724">
          <text:p/>
        </draw:connector>
        <draw:custom-shape draw:style-name="gr1" draw:text-style-name="P1" xml:id="id3" draw:id="id3" draw:layer="layout" svg:width="0.3cm" svg:height="0.306cm" svg:x="3.878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cm" svg:height="0.306cm" svg:x="3.449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28cm" svg:y1="4.197cm" svg:x2="3.599cm" svg:y2="4.901cm" draw:start-shape="id3" draw:start-glue-point="8" draw:end-shape="id5" draw:end-glue-point="4" svg:d="M4028 4197l-429 704" svg:viewBox="0 0 430 705">
          <text:p/>
        </draw:connector>
        <draw:custom-shape draw:style-name="gr1" draw:text-style-name="P1" xml:id="id6" draw:id="id6" draw:layer="layout" svg:width="0.3cm" svg:height="0.306cm" svg:x="4.22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028cm" svg:y1="4.197cm" svg:x2="4.378cm" svg:y2="4.902cm" draw:start-shape="id3" draw:start-glue-point="8" draw:end-shape="id6" draw:end-glue-point="4" svg:d="M4028 4197l350 705" svg:viewBox="0 0 351 706">
          <text:p/>
        </draw:connector>
        <draw:custom-shape draw:style-name="gr1" draw:text-style-name="P1" xml:id="id4" draw:id="id4" draw:layer="layout" svg:width="0.3cm" svg:height="0.306cm" svg:x="5.877cm" svg:y="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cm" svg:height="0.306cm" svg:x="6.307cm" svg:y="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3cm" svg:height="0.306cm" svg:x="5.43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027cm" svg:y1="4.182cm" svg:x2="6.457cm" svg:y2="4.884cm" draw:start-shape="id4" draw:start-glue-point="8" draw:end-shape="id7" draw:end-glue-point="4" svg:d="M6027 4182l430 702" svg:viewBox="0 0 431 703">
          <text:p/>
        </draw:connector>
        <draw:connector draw:style-name="gr2" draw:text-style-name="P2" draw:layer="layout" draw:type="line" svg:x1="6.027cm" svg:y1="4.182cm" svg:x2="5.58cm" svg:y2="4.916cm" draw:start-shape="id4" draw:start-glue-point="8" draw:end-shape="id8" draw:end-glue-point="4" svg:d="M6027 4182l-447 734" svg:viewBox="0 0 448 735">
          <text:p/>
        </draw:connector>
        <draw:custom-shape draw:style-name="gr1" draw:text-style-name="P1" xml:id="id9" draw:id="id9" draw:layer="layout" svg:width="0.3cm" svg:height="0.306cm" svg:x="5.878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457cm" svg:y1="5.19cm" svg:x2="6.028cm" svg:y2="5.894cm" draw:start-shape="id7" draw:start-glue-point="8" draw:end-shape="id9" draw:end-glue-point="4" svg:d="M6457 5190l-429 704" svg:viewBox="0 0 430 705">
          <text:p/>
        </draw:connector>
        <draw:custom-shape draw:style-name="gr1" draw:text-style-name="P1" xml:id="id10" draw:id="id10" draw:layer="layout" svg:width="0.3cm" svg:height="0.306cm" svg:x="6.657cm" svg:y="5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457cm" svg:y1="5.19cm" svg:x2="6.807cm" svg:y2="5.895cm" draw:start-shape="id7" draw:start-glue-point="8" draw:end-shape="id10" draw:end-glue-point="4" svg:d="M6457 5190l350 705" svg:viewBox="0 0 351 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08:54:50.972396844</meta:creation-date>
    <dc:date>2018-07-09T16:43:01.662822844</dc:date>
    <meta:editing-duration>PT45M38S</meta:editing-duration>
    <meta:editing-cycles>4</meta:editing-cycles>
    <meta:generator>LibreOffice/5.4.3.2$Linux_X86_64 LibreOffice_project/40m0$Build-2</meta:generator>
    <meta:document-statistic meta:object-count="19"/>
  </office:meta>
</office:document-meta>
</file>